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4pt" style:font-size-complex="16pt"/>
    </style:style>
    <style:style style:name="P4" style:family="paragraph" style:parent-style-name="Standard">
      <style:text-properties fo:font-size="26pt" fo:language="ru" fo:country="RU" officeooo:rsid="00165605" officeooo:paragraph-rsid="00012516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language="ru" fo:country="RU" officeooo:rsid="002bf07e" officeooo:paragraph-rsid="00012516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fo:language="ru" fo:country="RU" officeooo:rsid="00012516" officeooo:paragraph-rsid="00012516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15pt" fo:language="ru" fo:country="RU" officeooo:paragraph-rsid="00012516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0pt" fo:language="ru" fo:country="RU" officeooo:paragraph-rsid="00012516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officeooo:rsid="00012516" officeooo:paragraph-rsid="0001251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language="ru" fo:country="RU" officeooo:rsid="002bf07e" officeooo:paragraph-rsid="00012516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officeooo:rsid="0003cf4e" officeooo:paragraph-rsid="0003cf4e" style:font-size-asian="17.5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2pt" fo:language="ru" fo:country="RU" officeooo:rsid="00165605" officeooo:paragraph-rsid="00012516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fo:language="ru" fo:country="RU" fo:font-style="normal" fo:font-weight="normal" officeooo:paragraph-rsid="00012516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ru" fo:country="RU" officeooo:rsid="002b720f" officeooo:paragraph-rsid="0001251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officeooo:paragraph-rsid="0002b053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officeooo:rsid="002bf07e" officeooo:paragraph-rsid="0001251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1251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2b05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language="ru" fo:country="RU" officeooo:rsid="002bf07e" officeooo:paragraph-rsid="0001251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02b05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02b053"/>
    </style:style>
    <style:style style:name="P24" style:family="paragraph" style:parent-style-name="Standard">
      <style:paragraph-properties fo:text-align="start" style:justify-single-word="false"/>
      <style:text-properties officeooo:paragraph-rsid="00012516"/>
    </style:style>
    <style:style style:name="P25" style:family="paragraph" style:parent-style-name="Standard">
      <style:paragraph-properties fo:text-align="start" style:justify-single-word="false"/>
      <style:text-properties fo:font-size="13pt" officeooo:paragraph-rsid="00012516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officeooo:rsid="0003cf4e" officeooo:paragraph-rsid="0003cf4e" style:font-size-asian="14pt" style:font-size-complex="14pt"/>
    </style:style>
    <style:style style:name="P27" style:family="paragraph" style:parent-style-name="Standard">
      <style:paragraph-properties fo:text-align="end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language="ru" fo:country="RU" fo:font-style="normal" fo:font-weight="normal" officeooo:rsid="002bf07e" officeooo:paragraph-rsid="00012516" style:font-size-asian="13pt" style:font-style-asian="normal" style:font-weight-asian="normal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fo:language="ru" fo:country="RU" officeooo:rsid="0002b053" officeooo:paragraph-rsid="0002b053" style:font-size-asian="13pt" style:font-size-complex="13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2b053" officeooo:paragraph-rsid="0002b053" style:font-size-asian="13pt" style:font-size-complex="13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12516" officeooo:paragraph-rsid="00012516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color="#6a8759" loext:opacity="100%" style:font-name="DejaVu Sans Mono" fo:font-size="12pt" fo:font-style="normal" fo:font-weight="normal" officeooo:paragraph-rsid="0002b053" style:font-size-asian="12pt" style:font-style-asian="normal" style:font-weight-asian="normal" style:font-size-complex="12pt"/>
    </style:style>
    <style:style style:name="P33" style:family="paragraph" style:parent-style-name="Standard">
      <style:paragraph-properties fo:text-align="end" style:justify-single-word="false"/>
      <style:text-properties officeooo:paragraph-rsid="00053fd6"/>
    </style:style>
    <style:style style:name="T1" style:family="text">
      <style:text-properties officeooo:rsid="002b720f"/>
    </style:style>
    <style:style style:name="T2" style:family="text">
      <style:text-properties officeooo:rsid="002bf07e"/>
    </style:style>
    <style:style style:name="T3" style:family="text">
      <style:text-properties officeooo:rsid="00012516"/>
    </style:style>
    <style:style style:name="T4" style:family="text">
      <style:text-properties fo:font-size="16pt" fo:language="ru" fo:country="RU" officeooo:rsid="00012516" style:font-size-asian="16pt" style:font-size-complex="16pt"/>
    </style:style>
    <style:style style:name="T5" style:family="text">
      <style:text-properties fo:font-size="16pt" fo:language="ru" fo:country="RU" officeooo:rsid="002b720f" style:font-size-asian="16pt" style:font-size-complex="16pt"/>
    </style:style>
    <style:style style:name="T6" style:family="text">
      <style:text-properties fo:font-size="16pt" fo:language="ru" fo:country="RU" officeooo:rsid="00053fd6" style:font-size-asian="16pt" style:font-size-complex="16pt"/>
    </style:style>
    <style:style style:name="T7" style:family="text">
      <style:text-properties fo:color="#a9b7c6" loext:opacity="100%" style:font-name="DejaVu Sans Mono" fo:font-style="normal" fo:font-weight="normal" style:font-style-asian="normal" style:font-weight-asian="normal"/>
    </style:style>
    <style:style style:name="T8" style:family="text">
      <style:text-properties fo:color="#000000" loext:opacity="100%" style:font-name="Liberation Serif" fo:language="ru" fo:country="RU" fo:font-style="normal" fo:font-weight="normal" officeooo:rsid="002bf07e" style:font-style-asian="normal" style:font-weight-asian="normal"/>
    </style:style>
    <style:style style:name="T9" style:family="text">
      <style:text-properties fo:color="#000000" loext:opacity="100%" style:font-name="Liberation Serif" fo:language="ru" fo:country="RU" fo:font-style="normal" fo:font-weight="normal" officeooo:rsid="00012516" style:font-style-asian="normal" style:font-weight-asian="normal"/>
    </style:style>
    <style:style style:name="T10" style:family="text">
      <style:text-properties fo:color="#000000" loext:opacity="100%" style:font-name="Liberation Serif" fo:language="ru" fo:country="RU" officeooo:rsid="002bf07e"/>
    </style:style>
    <style:style style:name="T11" style:family="text">
      <style:text-properties fo:font-size="20pt" fo:language="ru" fo:country="RU" officeooo:rsid="0002b053" style:font-size-asian="20pt" style:font-size-complex="20pt"/>
    </style:style>
    <style:style style:name="T12" style:family="text">
      <style:text-properties fo:font-size="20pt" fo:language="ru" fo:country="RU" officeooo:rsid="00012516" style:font-size-asian="20pt" style:font-size-complex="20pt"/>
    </style:style>
    <style:style style:name="T13" style:family="text">
      <style:text-properties fo:color="#6a8759" loext:opacity="100%" style:font-name="DejaVu Sans Mono" fo:font-style="normal" fo:font-weight="normal" style:font-style-asian="normal" style:font-weight-asian="normal"/>
    </style:style>
    <style:style style:name="T14" style:family="text">
      <style:text-properties fo:color="#6a8759" loext:opacity="100%" style:font-name="DejaVu Sans Mono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cc7832" loext:opacity="100%" style:font-name="DejaVu Sans Mono" fo:font-style="normal" fo:font-weight="normal" style:font-style-asian="normal" style:font-weight-asian="normal"/>
    </style:style>
    <style:style style:name="T16" style:family="text">
      <style:text-properties fo:language="ru" fo:country="RU" officeooo:rsid="0002b053"/>
    </style:style>
    <style:style style:name="T17" style:family="text">
      <style:text-properties fo:language="ru" fo:country="RU" officeooo:rsid="0002b053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03cf4e" style:font-size-asian="13pt" style:font-size-complex="13pt"/>
    </style:style>
    <style:style style:name="T20" style:family="text">
      <style:text-properties style:font-size-asian="12pt" style:font-size-complex="12pt"/>
    </style:style>
    <style:style style:name="T21" style:family="text">
      <style:text-properties officeooo:rsid="00053f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<text:span text:style-name="T1">Университет ИТМО, факультет П</text:span><text:span text:style-name="T2">И</text:span><text:span text:style-name="T1">иКТ</text:span></text:p>
      <text:p text:style-name="P7"/>
      <text:p text:style-name="P8"/>
      <text:p text:style-name="P8"/>
      <text:p text:style-name="P8"/>
      <text:p text:style-name="P8"/>
      <text:p text:style-name="P8"/>
      <text:p text:style-name="P8">Лабораторная работа №<text:span text:style-name="T3">4</text:span></text:p>
      <text:p text:style-name="P13">«Регулярные выражения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><text:span text:style-name="T4"><text:s text:c="5"/>Выполнил: <text:tab/> <text:tab/><text:tab/><text:tab/></text:span></text:p>
      <text:p text:style-name="P33"><text:span text:style-name="T5">Чулаков Камил</text:span><text:span text:style-name="T4">ь</text:span><text:span text:style-name="T5"> <text:s/>Фаридов</text:span><text:span text:style-name="T6">ич <text:s text:c="4"/></text:span></text:p>
      <text:p text:style-name="P2"><text:s text:c="75"/>Групп<text:span text:style-name="T3">а</text:span> Р3115<text:tab/><text:tab/><text:tab/><text:tab/></text:p>
      <text:p text:style-name="P2"/>
      <text:p text:style-name="P2"><text:s text:c="5"/>П<text:span text:style-name="T3">роверил:</text:span> <text:tab/><text:tab/><text:tab/><text:tab/></text:p>
      <text:p text:style-name="P2"><text:s/>Балакшин Пав<text:span text:style-name="T21">ел</text:span> Валерьевич</text:p>
      <text:p text:style-name="P2"/>
      <text:p text:style-name="P1"/>
      <text:p text:style-name="P1"/>
      <text:p text:style-name="P12"/>
      <text:p text:style-name="P12"/>
      <text:p text:style-name="P12"/>
      <text:p text:style-name="P3">Санкт-Петербург, 2020 год</text:p>
      <text:p text:style-name="P3"/>
      <text:p text:style-name="P10"><text:soft-page-break/>Задание</text:p>
      <text:p text:style-name="P5"/>
      <text:p text:style-name="P5"/>
      <text:p text:style-name="P28">Номер в ИСУ = 29</text:p>
      <text:p text:style-name="P28">29 % 5 = 4</text:p>
      <text:p text:style-name="P28">29 % 4 = 1</text:p>
      <text:p text:style-name="P25"><text:span text:style-name="T8">29 % 6 = 5</text:span><text:span text:style-name="T10"><text:line-break/><text:line-break/></text:span><text:span text:style-name="T8">1)Анатолий <text:s/>выложил <text:s/>пост <text:s/>с <text:s/>расписанием <text:s/>доп. <text:s/>занятий <text:s/>по <text:s/>информатике, <text:s/>но <text:s/>вездеперепутал время.</text:span><text:span text:style-name="T10"><text:line-break/></text:span><text:span text:style-name="T8"> Поэтому нужно заменить все вхождения времени на строку (TBD).Время –это строка вида HH:MM:SS или HH:MM,</text:span><text:span text:style-name="T10"><text:line-break/></text:span><text:span text:style-name="T8"> в которой HH –число от 00 до 23,а MM и SS –число от 00 до 59.</text:span><text:span text:style-name="T10"><text:line-break/> <text:line-break/></text:span><text:span text:style-name="T8">2)Все восклицательные предложения, содержащие хотя бы одну запятую. </text:span><text:span text:style-name="T9">RomeoAndJuliet.txt</text:span><text:span text:style-name="T10"><text:line-break/><text:line-break/></text:span><text:span text:style-name="T8">3)Вывесили списки стипендиатов текущего семестра, которые представляют из себя список <text:s/>людей <text:s/>ФИО и <text:s/>номер <text:s/>группы <text:s/>этого человека. <text:s/>Вы <text:s/>решили <text:s/>подшутить <text:s/>над некоторыми из своих одногруппников и удалить их из списка. С помощью регулярного выражения найдите всех студентов своей группы,у которых инициалы начинаются на одну и туже букву и исключите их из списка.</text:span></text:p>
      <text:p text:style-name="P16"/>
      <text:p text:style-name="P5"/>
      <text:p text:style-name="P9">Исходный код:</text:p>
      <text:p text:style-name="P6"/>
      <text:p text:style-name="P24"/>
      <text:p text:style-name="P16"><text:a xlink:type="simple" xlink:href="https://github.com/ulyanovskk/informatics-lab4" text:style-name="Internet_20_link" text:visited-style-name="Visited_20_Internet_20_Link"><text:span text:style-name="T18">https://github.com/ulyanovskk/informatics-lab4</text:span></text:a></text:p>
      <text:p text:style-name="P19"><text:span text:style-name="T18">Для каждого задания создана сво</text:span><text:span text:style-name="T19">я</text:span><text:span text:style-name="T18"> папка(Task2 for ДОП1, Task3 for ДОП2) </text:span><text:span text:style-name="T19">и проведено более 8 тестов.</text:span></text:p>
      <text:p text:style-name="P29"/>
      <text:p text:style-name="P29">В каждой папке находятся:</text:p>
      <text:list xml:id="list408698688" text:style-name="L1">
        <text:list-item>
          <text:p text:style-name="P31">Main.py — файл для запуска программы, по умолчанию использует данные из примера выполнения</text:p>
        </text:list-item>
        <text:list-item>
          <text:p text:style-name="P31">Parse.py — файл с регулярным выражением</text:p>
        </text:list-item>
        <text:list-item>
          <text:p text:style-name="P31">Test.py — файл с unittestами </text:p>
        </text:list-item>
        <text:list-item>
          <text:p text:style-name="P30">Остальные файлы, связанные с тестированием</text:p>
        </text:list-item>
      </text:list>
      <text:p text:style-name="P17"/>
      <text:p text:style-name="P17"/>
      <text:p text:style-name="P5"><text:soft-page-break/></text:p>
      <text:p text:style-name="P15"><text:span text:style-name="T11">Регулярные выражения, использованные в работе</text:span><text:span text:style-name="T12">:</text:span></text:p>
      <text:p text:style-name="P5"/>
      <text:p text:style-name="P20"/>
      <text:p text:style-name="P22"><text:span text:style-name="T16">1) </text:span><text:span text:style-name="T13">r'([0-1]\d|2[0-3]):([0-6]\d:[0-6]\d|[0-6]\d)'</text:span></text:p>
      <text:p text:style-name="P32"/>
      <text:p text:style-name="P23"><text:span text:style-name="T17">2) </text:span><text:span text:style-name="T14">r"[A-Z][A-z;:’—'\–\-\s]*,[A-z,;:’—'\–\-\s]*!"</text:span><text:span text:style-name="T20"><text:line-break/></text:span><text:span text:style-name="T14">r"[А-Я][А-я;:’—'\–\-\s]*,[А-я,;:’—'\–\-\s]*!"</text:span><text:span text:style-name="T20"><text:line-break/></text:span><text:span text:style-name="T14">r"¡[A-ZÑ][A-zÑñ;:’—'\–\-\s]*,[A-zÑñ,;:’—'\–\-\s]*!"</text:span><text:span text:style-name="T20"><text:line-break/></text:span><text:span text:style-name="T14">r"[A-ZÄÖÜß][A-zÄÖÜßäöüß;:’—'\–\-\s]*,[A-zÄÖÜßäöüß,;:’—'\–\-\s]*!"</text:span></text:p>
      <text:p text:style-name="P21"/>
      <text:p text:style-name="P22"><text:span text:style-name="T16">3)</text:span><text:span text:style-name="T13">r"([А-ЯA-Z])[а-яa-z]* \1.\1. " </text:span><text:span text:style-name="T7">+ group + </text:span><text:span text:style-name="T13">"(</text:span><text:span text:style-name="T15">\n</text:span><text:span text:style-name="T13">|$)"</text:span></text:p>
      <text:p text:style-name="P21"><text:span text:style-name="T13">r"([А-ЯA-Z])[а-яa-z]* \1. " </text:span><text:span text:style-name="T7">+ group + </text:span><text:span text:style-name="T13">"(</text:span><text:span text:style-name="T15">\n</text:span><text:span text:style-name="T13">|$)"</text:span></text:p>
      <text:p text:style-name="P19"/>
      <text:p text:style-name="P18"/>
      <text:p text:style-name="P5"/>
      <text:p text:style-name="P5"/>
      <text:p text:style-name="P5"/>
      <text:p text:style-name="P11">Вывод:</text:p>
      <text:p text:style-name="P11"/>
      <text:p text:style-name="P26">Благодаря данной работе я научился писать регулярные выражения для самых разных задач, находить им практическое применение, а также освоил базовое тестирование на Python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8:30:15.603421841</meta:creation-date>
    <dc:date>2020-11-11T19:35:39.646030284</dc:date>
    <meta:editing-duration>PT3M11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3" meta:paragraph-count="29" meta:word-count="266" meta:character-count="2035" meta:non-whitespace-character-count="1682"/>
  </office:meta>
</office:document-meta>
</file>